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'use strict';</text:span></text:p>
      <text:p text:style-name="P1"><text:span text:style-name="T1"/></text:p>
      <text:p text:style-name="P1"><text:span text:style-name="T1">const video= document.getElementById('video');</text:span></text:p>
      <text:p text:style-name="P1"><text:span text:style-name="T1">const container= document.querySelector(".js__container")</text:span></text:p>
      <text:p text:style-name="P1"><text:span text:style-name="T1"/></text:p>
      <text:p text:style-name="P1"><text:span text:style-name="T1">function handleStart(){</text:span></text:p>
      <text:p text:style-name="P1"><text:span text:style-name="T1"><text:s text:c="4"/>alert("Cargando las especificidades de video/audio...")</text:span></text:p>
      <text:p text:style-name="P1"><text:span text:style-name="T1"><text:s text:c="4"/>container.innerHTML="Cargando...las especificidades de video/audio"</text:span></text:p>
      <text:p text:style-name="P1"><text:span text:style-name="T1">}</text:span></text:p>
      <text:p text:style-name="P1"><text:span text:style-name="T1"/></text:p>
      <text:p text:style-name="P1"><text:span text:style-name="T1">function handleChange(){</text:span></text:p>
      <text:p text:style-name="P1"><text:span text:style-name="T1"><text:s text:c="4"/>alert("Cargando...y actualizando la duración de los datos")</text:span></text:p>
      <text:p text:style-name="P1"><text:span text:style-name="T1"><text:s text:c="4"/>container.innerHTML="Cargando...y actualizando la duración de los datos"</text:span></text:p>
      <text:p text:style-name="P1"><text:span text:style-name="T1">}</text:span></text:p>
      <text:p text:style-name="P1"><text:span text:style-name="T1"/></text:p>
      <text:p text:style-name="P1"><text:span text:style-name="T1">function handleMeta(){</text:span></text:p>
      <text:p text:style-name="P1"><text:span text:style-name="T1"><text:s text:c="4"/>alert("Cargando...duración dimensiones y texto")</text:span></text:p>
      <text:p text:style-name="P1"><text:span text:style-name="T1"><text:s text:c="4"/>container.innerHTML="Cargando...duración dimensiones y texto"</text:span></text:p>
      <text:p text:style-name="P1"><text:span text:style-name="T1">}</text:span></text:p>
      <text:p text:style-name="P1"><text:span text:style-name="T1"/></text:p>
      <text:p text:style-name="P1"><text:span text:style-name="T1">function handleLoading(){</text:span></text:p>
      <text:p text:style-name="P1"><text:span text:style-name="T1"><text:s text:c="4"/>container.innerHTML="Tu video está listo"</text:span></text:p>
      <text:p text:style-name="P1"><text:span text:style-name="T1"><text:s text:c="4"/>console.log("El video ya estaría cargado")</text:span></text:p>
      <text:p text:style-name="P1"><text:span text:style-name="T1">}</text:span></text:p>
      <text:p text:style-name="P1"><text:span text:style-name="T1"/></text:p>
      <text:p text:style-name="P1"><text:span text:style-name="T1">video.addEventListener("loadstart", handleStart);</text:span></text:p>
      <text:p text:style-name="P1"><text:span text:style-name="T1">video.addEventListener("durationchange", handleChange);</text:span></text:p>
      <text:p text:style-name="P1"><text:span text:style-name="T1">video.addEventListener("loadedmetadata", handleMeta);</text:span></text:p>
      <text:p text:style-name="P1"><text:span text:style-name="T1">video.addEventListener("loadeddata", handleLoading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6:37:31.824180677</meta:creation-date>
    <dc:date>2021-04-06T16:47:02.565481068</dc:date>
    <meta:editing-duration>PT3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68" meta:character-count="900" meta:non-whitespace-character-count="823"/>
  </office:meta>
</office:document-meta>
</file>